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ive Commons Attribution-NonCommercial-ShareAlike 4.0 International Public License</text:p>
      <text:p text:style-name="Standard"/>
      <text:p text:style-name="Standard">Official license text: https://creativecommons.org/licenses/by-nc-sa/4.0/legalcode</text:p>
      <text:p text:style-name="Standard"/>
      <text:p text:style-name="Standard">---</text:p>
      <text:p text:style-name="Standard"/>
      <text:p text:style-name="Standard">This project — Lorekeeper AI Framework — is licensed under the Creative Commons Attribution-NonCommercial-ShareAlike 4.0 International License.</text:p>
      <text:p text:style-name="Standard"/>
      <text:p text:style-name="Standard">You may copy, adapt, and share this framework for personal and non-commercial use, provided that you give proper attribution and share any derivative works under the same license.</text:p>
      <text:p text:style-name="Standard"/>
      <text:p text:style-name="Standard">**Commercial Use Clause:** <text:s/></text:p>
      <text:p text:style-name="Standard">For commercial use (including integration into paid AI products, commercial SaaS offerings, or tools sold to customers), a separate commercial license is required. <text:s/></text:p>
      <text:p text:style-name="Standard">Please contact the author at [Your contact info here] to discuss terms.</text:p>
      <text:p text:style-name="Standard"/>
      <text:p text:style-name="Standard">---</text:p>
      <text:p text:style-name="Standard"/>
      <text:p text:style-name="Standard">This license applies to the framework text, instructions, and Mode system provided in this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6-06T21:47:09.28</dc:date>
    <meta:document-statistic meta:table-count="0" meta:image-count="0" meta:object-count="0" meta:page-count="1" meta:paragraph-count="10" meta:word-count="111" meta:character-count="862"/>
    <dc:creator>Vy Smith</dc:creator>
    <meta:user-defined meta:name="Info 1"/>
    <meta:user-defined meta:name="Info 2"/>
    <meta:user-defined meta:name="Info 3"/>
    <meta:user-defined meta:name="Info 4"/>
  </office:meta>
</office:document-meta>
</file>